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rasi" svg:font-family="Norasi" style:font-pitch="variable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5.5472in" fo:margin-left="0.2958in" fo:margin-top="0in" fo:margin-bottom="0in" table:align="left" style:writing-mode="lr-tb"/>
    </style:style>
    <style:style style:name="Table2.A" style:family="table-column">
      <style:table-column-properties style:column-width="1.3611in"/>
    </style:style>
    <style:style style:name="Table2.B" style:family="table-column">
      <style:table-column-properties style:column-width="0.2924in"/>
    </style:style>
    <style:style style:name="Table2.C" style:family="table-column">
      <style:table-column-properties style:column-width="3.8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5" style:family="table-row">
      <style:table-row-properties style:min-row-height="0.3313in" fo:keep-together="auto"/>
    </style:style>
    <style:style style:name="Table1" style:family="table">
      <style:table-properties style:width="5.5472in" fo:margin-left="0.2958in" fo:margin-top="0in" fo:margin-bottom="0in" fo:break-before="page" table:align="left" style:writing-mode="lr-tb"/>
    </style:style>
    <style:style style:name="Table1.A" style:family="table-column">
      <style:table-column-properties style:column-width="1.3611in"/>
    </style:style>
    <style:style style:name="Table1.B" style:family="table-column">
      <style:table-column-properties style:column-width="0.2924in"/>
    </style:style>
    <style:style style:name="Table1.C" style:family="table-column">
      <style:table-column-properties style:column-width="3.89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style:min-row-height="0.3313in"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Norasi" fo:font-size="11pt" fo:font-weight="bold" officeooo:paragraph-rsid="00049859" style:font-name-asian="Times New Roman" style:font-size-asian="11pt" style:font-weight-asian="bold" style:font-name-complex="Norasi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Norasi" fo:font-size="11pt" fo:font-weight="bold" officeooo:paragraph-rsid="00049dff" style:font-name-asian="Times New Roman" style:font-size-asian="11pt" style:font-weight-asian="bold" style:font-name-complex="Norasi" style:font-size-complex="11pt" style:font-weight-complex="bold"/>
    </style:style>
    <style:style style:name="P3" style:family="paragraph" style:parent-style-name="Standard">
      <style:text-properties style:font-name="TH Sarabun New" fo:font-size="16pt" officeooo:paragraph-rsid="00049859" style:font-size-asian="16pt" style:font-name-complex="TH Sarabun New" style:font-size-complex="16pt"/>
    </style:style>
    <style:style style:name="P4" style:family="paragraph" style:parent-style-name="Standard">
      <style:text-properties style:font-name="TH Sarabun New" fo:font-size="16pt" officeooo:rsid="00049859" officeooo:paragraph-rsid="00049859" style:font-size-asian="16pt" style:font-name-complex="TH Sarabun New" style:font-size-complex="16pt"/>
    </style:style>
    <style:style style:name="P5" style:family="paragraph" style:parent-style-name="Standard">
      <style:text-properties style:font-name="TH Sarabun New" officeooo:paragraph-rsid="00049859" style:font-name-complex="TH Sarabun New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049df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49859"/>
    </style:style>
    <style:style style:name="P8" style:family="paragraph" style:parent-style-name="Standard">
      <style:text-properties officeooo:paragraph-rsid="00049dff"/>
    </style:style>
    <style:style style:name="P9" style:family="paragraph" style:parent-style-name="Standard">
      <style:text-properties fo:font-size="18pt" officeooo:paragraph-rsid="00049dff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9pt" fo:font-weight="bold" officeooo:paragraph-rsid="00049859" style:font-size-asian="9pt" style:font-weight-asian="bold" style:font-size-complex="9pt" style:font-weight-complex="bold"/>
    </style:style>
    <style:style style:name="P11" style:family="paragraph" style:parent-style-name="Text_20_body">
      <style:paragraph-properties fo:margin-left="0in" fo:margin-right="0in" fo:margin-top="0.0693in" fo:margin-bottom="0.0693in" loext:contextual-spacing="false" fo:line-height="120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Norasi" fo:font-size="11pt" style:text-underline-style="none" style:text-blinking="false" fo:background-color="transparent" style:font-size-asian="11pt" style:font-name-complex="Norasi" style:font-size-complex="11pt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officeooo:paragraph-rsid="00049dff"/>
    </style:style>
    <style:style style:name="P13" style:family="paragraph" style:parent-style-name="Normal2">
      <style:paragraph-properties fo:text-align="center" style:justify-single-word="false"/>
      <style:text-properties fo:font-size="18pt" fo:font-weight="bold" officeooo:paragraph-rsid="00049859" style:font-size-asian="18pt" style:font-weight-asian="bold" style:font-size-complex="18pt" style:font-weight-complex="bold"/>
    </style:style>
    <style:style style:name="P14" style:family="paragraph" style:parent-style-name="Normal2">
      <style:paragraph-properties fo:text-align="center" style:justify-single-word="false"/>
      <style:text-properties style:font-name="TH Sarabun New" fo:font-size="16pt" fo:font-weight="bold" officeooo:paragraph-rsid="00049859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left="0in" fo:margin-right="0in" fo:margin-top="0.0693in" fo:margin-bottom="0.0693in" loext:contextual-spacing="false" fo:line-height="120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Norasi" fo:font-size="11pt" style:text-underline-style="none" style:text-blinking="false" fo:background-color="transparent" style:font-size-asian="11pt" style:font-name-complex="Norasi" style:font-size-complex="11pt" style:font-style-complex="normal" style:font-weight-complex="normal"/>
    </style:style>
    <style:style style:name="P16" style:family="paragraph" style:parent-style-name="Text_20_body">
      <style:paragraph-properties fo:margin-left="0in" fo:margin-right="0in" fo:margin-top="0.0693in" fo:margin-bottom="0.0693in" loext:contextual-spacing="false" fo:line-height="120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TH Sarabun New" fo:font-size="16pt" style:text-underline-style="none" officeooo:rsid="00092e24" officeooo:paragraph-rsid="000b14b6" style:text-blinking="false" fo:background-color="transparent" style:font-size-asian="16pt" style:font-name-complex="TH Sarabun New" style:font-size-complex="16pt" style:font-style-complex="normal" style:font-weight-complex="normal"/>
    </style:style>
    <style:style style:name="P17" style:family="paragraph" style:parent-style-name="Text_20_body">
      <style:paragraph-properties fo:margin-top="0.0693in" fo:margin-bottom="0.0693in" loext:contextual-spacing="false" fo:line-height="120%" fo:text-align="justify" style:justify-single-word="false" style:writing-mode="lr-tb"/>
      <style:text-properties style:font-name="TH Sarabun New" fo:font-size="16pt" style:font-size-asian="16pt" style:font-name-complex="TH Sarabun New" style:font-size-complex="16pt"/>
    </style:style>
    <style:style style:name="P18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9859"/>
    </style:style>
    <style:style style:name="T3" style:family="text">
      <style:text-properties fo:font-style="normal" fo:font-weight="normal"/>
    </style:style>
    <style:style style:name="T4" style:family="text">
      <style:text-properties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Norasi" fo:font-size="11pt" style:text-underline-style="none" fo:font-weight="normal" style:text-blinking="false" fo:background-color="transparent" loext:char-shading-value="0" style:font-name-asian="Times New Roman" style:font-size-asian="11pt" style:font-weight-asian="normal" style:font-name-complex="Norasi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Norasi" fo:font-size="11pt" style:text-underline-style="none" fo:font-weight="normal" style:text-blinking="false" fo:background-color="transparent" loext:char-shading-value="0" style:font-size-asian="11pt" style:font-weight-asian="normal" style:font-name-complex="Norasi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10" style:family="text">
      <style:text-properties officeooo:rsid="000aea70"/>
    </style:style>
    <style:style style:name="T11" style:family="text">
      <style:text-properties officeooo:rsid="000b14b6"/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โครงงาน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4">แอพพูดสื่อใจ</text:p>
          </table:table-cell>
        </table:table-row>
        <table:table-row table:style-name="Table2.1">
          <table:table-cell table:style-name="Table2.A1" office:value-type="string">
            <text:p text:style-name="P3">โดย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3">นางสาว<text:span text:style-name="T2">นัฐฑริกา ชีพันดุง</text:span></text:p>
          </table:table-cell>
        </table:table-row>
        <table:table-row table:style-name="Table2.1">
          <table:table-cell table:style-name="Table2.A1" office:value-type="string">
            <text:p text:style-name="P3">อาจารย์ที่ปรึกษา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4">ดร.เกรียงศักดิ์ ตรีประพิณ</text:p>
          </table:table-cell>
        </table:table-row>
        <table:table-row table:style-name="Table2.1">
          <table:table-cell table:style-name="Table2.A1" office:value-type="string">
            <text:p text:style-name="P3">ระดับการศึกษา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3">วิทยาศาสตรบัณฑิต สาขาวิทยาการคอมพิวเตอร์</text:p>
          </table:table-cell>
        </table:table-row>
        <table:table-row table:style-name="Table2.5">
          <table:table-cell table:style-name="Table2.A1" office:value-type="string">
            <text:p text:style-name="P3">ปีการศึกษา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3">25<text:span text:style-name="T2">59</text:span></text:p>
          </table:table-cell>
        </table:table-row>
        <table:table-row table:style-name="Table2.5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14">______________________________________________________________________________</text:p>
      <text:p text:style-name="P13">บทคัดย่อ</text:p>
      <text:p text:style-name="P10"/>
      <text:p text:style-name="P7"><text:span text:style-name="T1"><text:tab/></text:span><text:bookmark text:name="docs-internal-guid-8893ee4c-2ac1-56ce-e411-81c7d17412d6"/><text:span text:style-name="T6">ผู้พิการทางการได้ยินและบุคคลทั่วไปมีความแตกต่างกันเพียงแค่การรับรู้เสียงเพียงเท่านั้น  ในการดำรงชีวิตหรือทำกิจกรรมสามารถทำรวมกับบุคคลทั่วไปได้อย่างปกติ  เนื่องจากผู้พิการทางการได้ยินไม่สามารถได้ยินเสียงทำให้มีปัญหาในการติดต่อสื่อสาร แม้มีภาษามือที่ผู้พิการทางการได้ยินไว้ใช้ติดต่อสื่อสาร  แต่ส่วนมากบุคคลทั่วไปไม่รู้ภาษามือ</text:span><text:span text:style-name="T7">ที่จะใช้สื่อสารกับผู้พิการทางการได้ยินได้  </text:span></text:p>
      <text:p text:style-name="P11"><text:span text:style-name="T4">แอพพูดสื่อใจเป็นเครื่องมือที่พัฒนาบนระบบปฏิบัติการณ์แอนดรอย เน้นผู้ใช้งานกลุ่มเป้าหมายไปที่ผู้พิการทางการได้ยิน แอพพลิเคชั่นทำงานด้วยการให้ผู้ใช้วาดเป็นสัญลักษณ์บนหน้าจอสมาร์ทโฟนซึ่งเป็นการใช้ความสามารถของเทคโนโลยี </text:span><text:span text:style-name="T3">gesture </text:span><text:span text:style-name="T4">จากนั้นแอพลิกเคชั่นจะสังเคราะห์คำเป็นเสียงพูดด้วย </text:span><text:span text:style-name="T3">Text to Speech </text:span><text:span text:style-name="T4">โดยเปรียบเทียบสัญลักษณ์ที่ใช้แทนคำหรือประโยค จากสัญลักษณ์ที่ผู้ใช้บันทึกไว้เอง ซึ่งเก็บอยู่ในฐานข้อมูล </text:span><text:span text:style-name="T3">sqlLite </text:span><text:span text:style-name="T4">และแอพพลิเคชั่นสามารถแปลงเสียงพูดเป็นตัวอักษรด้วย </text:span><text:span text:style-name="T3">Speech to Text </text:span><text:span text:style-name="T4">เพื่อบุคคลทั่วไปสามารถโต้ตอบกับผู้ใช้ได้</text:span></text:p>
      <text:p text:style-name="P15">โครงการแอพพูดสื่อใจจึงได้พัฒนาเพื่อเป็นเครื่องมืออำนวยความสะดวกให้กับผู้พิการทางการได้ยินใช้ติดต่อสื่อสารกับบุคคลทั่วไปในประเทศไทยได้สะดวก เข้าใจกันได้รวดเร็วยิ่งขึ้น</text:p>
      <text:p text:style-name="P15"/>
      <text:p text:style-name="P16">แอปพลิเคชันพูดสื่อใจ<text:span text:style-name="T10">ถูก</text:span>พัฒนาให้ทำงานบน Android Operating System เน้นเป้าหมายการใช้งานสำหรับผู้พิการทางการได้ยิน เพื่อลดปัญหาการติดต่อสื่อสารในการดำเนินชีวิตประจำวันจากปัญหาการรับรู้ทางระบบประสาทรับรู้เสียง<text:span text:style-name="T11">ของผู้พิการ</text:span> <text:span text:style-name="T11">ช่วย</text:span>ให้ผู้พิการทางการได้ยินสามารถ<text:span text:style-name="T11">สื่อสาร</text:span>กับ<text:span text:style-name="T10">ผู้อื่นซึ่งไม่มีปัญหาทางการรับรู้เสียงได้ง่ายขึ้น เนื่องจากบุคคลทั่วไปที่ไม่มีปัญหาทางการรับรู้เสียงส่วนมากไม่มีความรู้เกี่ยวกับการสื่อสารด้วยภาษามือ ผู้พัฒนาจึงได้นำประโยคจากเทคโนโลยี Gesture มาใช้ในการพัฒนาสัญลักษณ์แทนข้อความเป็นส่วนช่วยในการเรียกใช้รายการข้อความจากฐานข้อมูล SqLite ของแอปพลิเคชัน ซึ่งสัญลักษณ์ทั้งหมดที่ใช้แทนรายการข้อความผู้ใช้สามารถกำหนดได้เอง ส่วนการแปลงข้อความเป็นเสียงสังเคราะห์ผู้พัฒนาได้ใช้ Text to Speech API ของ Android มาช่วยในการพัฒนา และการแปลงเสียงภายนอกเป็นข้อความด้วย Speech To Text Eugine เพื่อให้ผู้ร่วมสนทนากับผู้พิการสามารถสื่อสารกันเข้าใจกันได้ง่ายมากขึ้น</text:span></text:p>
      <text:p text:style-name="P17"><text:soft-page-break/><text:span text:style-name="T9">คำสำคัญ:</text:span><text:span text:style-name="T8"> </text:span><text:span text:style-name="T5">ผู้พิการทางการได้ยิน</text:span><text:span text:style-name="T8">, Text to Speech, Gesture, Speech to Tex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Topic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8">...............................................</text:p>
          </table:table-cell>
        </table:table-row>
        <table:table-row table:style-name="Table1.1">
          <table:table-cell table:style-name="Table1.A1" office:value-type="string">
            <text:p text:style-name="P8">Author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8">...............................................</text:p>
          </table:table-cell>
        </table:table-row>
        <table:table-row table:style-name="Table1.1">
          <table:table-cell table:style-name="Table1.A1" office:value-type="string">
            <text:p text:style-name="P8">Adviser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8">...............................................</text:p>
          </table:table-cell>
        </table:table-row>
        <table:table-row table:style-name="Table1.1">
          <table:table-cell table:style-name="Table1.A1" office:value-type="string">
            <text:p text:style-name="P8">Degree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8">Bachelor of Science (Computer Science)</text:p>
          </table:table-cell>
        </table:table-row>
        <table:table-row table:style-name="Table1.5">
          <table:table-cell table:style-name="Table1.A1" office:value-type="string">
            <text:p text:style-name="P8">Year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8">2015</text:p>
          </table:table-cell>
        </table:table-row>
        <table:table-row table:style-name="Table1.5">
          <table:table-cell table:style-name="Table1.A1" office:value-type="string">
            <text:p text:style-name="P8"><draw:custom-shape text:anchor-type="paragraph" draw:z-index="0" draw:style-name="gr1" draw:text-style-name="P18" svg:width="5.8685in" svg:height="0.0012in" svg:x="0in" svg:y="0in"><text:p/><draw:enhanced-geometry svg:viewBox="0 0 21600 21600" draw:type="mso-spt32" draw:enhanced-path="M 0 0 L 21600 21600 N"/></draw:custom-shape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6">Abstract</text:p>
      <text:p text:style-name="P9"><text:tab/></text:p>
      <text:p text:style-name="P12">กรุณาตรวจสอบความถูกต้องของการใช้ภาษาอย่างเคร่งครัด</text:p>
      <text:p text:style-name="P8"/>
      <text:p text:style-name="P2">Keywords: 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rasi" svg:font-family="Norasi" style:font-pitch="variable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2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Title" style:display-name="List Title" style:family="paragraph" style:parent-style-name="Standard" style:default-outline-level="">
      <style:paragraph-properties fo:margin-top="0.3937in" fo:margin-bottom="0.3937in" loext:contextual-spacing="true" fo:text-align="center" style:justify-single-word="false"/>
      <style:text-properties fo:font-size="26pt" fo:language="en" fo:country="GB" fo:font-weight="bold" style:font-size-asian="26pt" style:font-weight-asian="bold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21:31.531012415</meta:creation-date>
    <dc:date>2017-06-25T17:25:04.833479966</dc:date>
    <meta:editing-duration>PT19M14S</meta:editing-duration>
    <meta:editing-cycles>6</meta:editing-cycles>
    <meta:generator>LibreOffice/5.1.6.2$Linux_X86_64 LibreOffice_project/10m0$Build-2</meta:generator>
    <meta:document-statistic meta:table-count="2" meta:image-count="0" meta:object-count="0" meta:page-count="3" meta:paragraph-count="41" meta:word-count="1579" meta:character-count="2110" meta:non-whitespace-character-count="2055"/>
  </office:meta>
</office:document-meta>
</file>